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205cm"/>
    </style:style>
    <style:style style:name="co3" style:family="table-column">
      <style:table-column-properties fo:break-before="auto" style:column-width="9.8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66"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Замечания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е отображается рег.номер заключение пд, достоверность</text:p>
          </table:table-cell>
          <table:table-cell table:style-name="ce2" office:value-type="string" calcext:value-type="string">
            <text:p>Исправил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евстала дата заключения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кладка общая – путаница <text:s/>пд и достоверность <text:s/>(не правильно встал заявитель в достоверности и тд.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е перенеслись назначеные ( главные ) эксперты </text:p>
          </table:table-cell>
          <table:table-cell table:style-name="ce3" office:value-type="string" calcext:value-type="string">
            <text:p>У 0039/18 (или ПЛ или достов.) точно есть отв.эксперт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стоверность , Обьект строительства нет строк <text:s/>Распорядительный акт, нет коментария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Достоверность Общии данные <text:s/>нет исполнителей работ (проектировщик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Нет привязки при одновременной подачи пд и достоверности.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ет Вида проверки в достоверности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ет вида строительства в ПД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лохо работает фильтрация <text:s/>по датам <text:s text:c="2"/>не работает <text:s/>иконка календаря </text:p>
          </table:table-cell>
          <table:table-cell table:style-name="ce2" office:value-type="string" calcext:value-type="string">
            <text:p>Исправил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При согласовании задачи результат не посмотреть пока не нажмешь кнопку ознакомился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ри редактировании ролей выходит ошибка код 500 также и при создании </text:p>
          </table:table-cell>
          <table:table-cell table:style-name="ce2" office:value-type="string" calcext:value-type="string">
            <text:p>Исправил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При удалении пользователя <text:s/>таже ошибка <text:s/>код 500</text:p>
          </table:table-cell>
          <table:table-cell table:style-name="ce4" office:value-type="string" calcext:value-type="string">
            <text:p>Скорее всего было написано что-то типа есть ссылки. Тогда удаление невозможно. т.е. на объект (юзера в данном случае) есть ссылки в базе данных. Например, юзер задействован в сотрудниках. Надо сначала там удалять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.00.0000</text:date>, <text:time style:data-style-name="N2" text:time-value="21:49:38.919692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8M17S</meta:editing-duration>
    <meta:editing-cycles>6</meta:editing-cycles>
    <meta:generator>LibreOffice/4.2.8.2$Linux_x86 LibreOffice_project/420m0$Build-2</meta:generator>
    <dc:date>2018-05-18T10:33:07.217912915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